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8c7" officeooo:paragraph-rsid="000718c7"/>
    </style:style>
    <style:style style:name="P2" style:family="paragraph" style:parent-style-name="Standard">
      <style:text-properties fo:font-weight="bold" officeooo:rsid="000718c7" officeooo:paragraph-rsid="000718c7" style:font-weight-asian="bold" style:font-weight-complex="bold"/>
    </style:style>
    <style:style style:name="P3" style:family="paragraph" style:parent-style-name="Standard">
      <style:text-properties fo:font-weight="bold" officeooo:rsid="0007b55e" officeooo:paragraph-rsid="0007b55e" style:font-weight-asian="bold" style:font-weight-complex="bold"/>
    </style:style>
    <style:style style:name="P4" style:family="paragraph" style:parent-style-name="Standard">
      <style:text-properties fo:font-weight="bold" officeooo:rsid="00098aa4" officeooo:paragraph-rsid="00098aa4" style:font-weight-asian="bold" style:font-weight-complex="bold"/>
    </style:style>
    <style:style style:name="P5" style:family="paragraph" style:parent-style-name="Standard">
      <style:text-properties officeooo:rsid="0007b55e" officeooo:paragraph-rsid="0007b55e"/>
    </style:style>
    <style:style style:name="P6" style:family="paragraph" style:parent-style-name="Standard">
      <style:text-properties officeooo:paragraph-rsid="0007b55e"/>
    </style:style>
    <style:style style:name="P7" style:family="paragraph" style:parent-style-name="Standard">
      <style:text-properties fo:font-weight="normal" officeooo:rsid="00098aa4" officeooo:paragraph-rsid="00098aa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b55e" style:font-weight-asian="normal" style:font-weight-complex="normal"/>
    </style:style>
    <style:style style:name="T3" style:family="text">
      <style:text-properties fo:font-weight="normal" officeooo:rsid="00098aa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8aa4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98aa4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urrell Berry – </text:span><text:span text:style-name="T5">CS 2340 M3 – 1/31/14</text:span></text:p>
      <text:p text:style-name="P1"><text:span text:style-name="T4">Use Case Name: </text:span><text:span text:style-name="T1">Reconcile Balance</text:span></text:p>
      <text:p text:style-name="P2"/>
      <text:p text:style-name="P2">Scope: <text:s/><text:span text:style-name="T2">CS 2340 Financial App</text:span></text:p>
      <text:p text:style-name="P2"/>
      <text:p text:style-name="P2">Level: <text:span text:style-name="T2">user goal.</text:span></text:p>
      <text:p text:style-name="P2"/>
      <text:p text:style-name="P2">Primary Actor: <text:s/><text:span text:style-name="T2">User.</text:span></text:p>
      <text:p text:style-name="P2"/>
      <text:p text:style-name="P2">Stakeholders and Interests:</text:p>
      <text:p text:style-name="P2"><text:tab/><text:span text:style-name="T2">User: wants his financial tracking app to be up to date with his actual account information. <text:s/>When he occasionally omits entering a payment/deposit into the app, he wants to be able to easily reconcile his actual balance on his account statement with his app's displayed balance.</text:span></text:p>
      <text:p text:style-name="P2"/>
      <text:p text:style-name="P2">Preconditions:</text:p>
      <text:p text:style-name="P2"><text:tab/><text:span text:style-name="T2">User has authenticated into the app, and has selected an account for which to reconcile balance.</text:span></text:p>
      <text:p text:style-name="P2"/>
      <text:p text:style-name="P3">Postconditions:</text:p>
      <text:p text:style-name="P3"><text:tab/><text:span text:style-name="T1">The account balance within the app has been successfully updated to match the correct value, and a transaction of type reconcile balance has been added to the user's account history.</text:span></text:p>
      <text:p text:style-name="P2"><text:tab/><text:tab/></text:p>
      <text:p text:style-name="P2">Main Success Scenario:</text:p>
      <text:p text:style-name="P3">1. <text:s/><text:span text:style-name="T1">User realizes that he forgot to enter one or more payment/deposits into the app, and that the balance of the related account in the app is now out of sync with its correct value.</text:span></text:p>
      <text:p text:style-name="P3"><text:span text:style-name="T1"/></text:p>
      <text:p text:style-name="P3">2. <text:s/><text:span text:style-name="T1">User utilizes some method, such as checking his bank statement, to calculate the </text:span><text:span text:style-name="T6">correct </text:span><text:span text:style-name="T8">balance for the account.</text:span></text:p>
      <text:p text:style-name="P3"><text:span text:style-name="T8"/></text:p>
      <text:p text:style-name="P3"><text:span text:style-name="T7">3. <text:s/></text:span><text:span text:style-name="T8">User pulls up the app and logs in. <text:s/>He selects the “reconcile balance” tool on the account.</text:span></text:p>
      <text:p text:style-name="P3"><text:span text:style-name="T8"/></text:p>
      <text:p text:style-name="P3"><text:span text:style-name="T7">4. <text:s/></text:span><text:span text:style-name="T8">The app displays the current recorded value of the balance in the account, </text:span><text:span text:style-name="T9">and an input where the user can specify the new correct balance. <text:s/>The user uses this input to input the balance and clicks a button to proceed.</text:span></text:p>
      <text:p text:style-name="P6"><text:span text:style-name="T9"/></text:p>
      <text:p text:style-name="P4"><text:span text:style-name="T7">5. </text:span><text:span text:style-name="T8"><text:s/>The app displays a confirmation message showing the old balance, the new balance, and the transaction that will be created to reconcile the balance. <text:s/>The user is given options to either return to either proceed with the action, return to the previous step, or abort the action completely. <text:s/>The user selects the proceed option.</text:span></text:p>
      <text:p text:style-name="P4"><text:span text:style-name="T8"/></text:p>
      <text:p text:style-name="P4"><text:span text:style-name="T7">6. <text:s/></text:span><text:span text:style-name="T8">The transaction is recorded, and the account balance is successfully reconciled.</text:span></text:p>
      <text:p text:style-name="P2"/>
      <text:p text:style-name="P2">Extensions:</text:p>
      <text:p text:style-name="P2"/>
      <text:p text:style-name="P7">At step 5 of the main success scenario, the user selects the option to abort the action. <text:s/>The app returns to the main screen without recording any transaction.</text:p>
      <text:p text:style-name="P7"/>
      <text:p text:style-name="P7">At step 5 of the main success scenario, the user realizes that he made a mistake recording the new balance, and selects the option to return to the previous step. <text:s/>The app takes him back to step 4, and lets him choose a new balance, and continue on the main success scenario from there.</text:p>
      <text:p text:style-name="P2"><text:soft-page-break/>Special Requirements:</text:p>
      <text:p text:style-name="P2"><text:tab/><text:span text:style-name="T3">The reconcile balance transaction must be displayed in a straightforward way in the account history so that the user can determine how and when he used the tool in the past.</text:span></text:p>
      <text:p text:style-name="P2"><text:span text:style-name="T3"/></text:p>
      <text:p text:style-name="P2">Technology and Data Variations List:</text:p>
      <text:p text:style-name="P2"/>
      <text:p text:style-name="P2">Frequency of Occurrence:</text:p>
      <text:p text:style-name="P2"><text:tab/><text:span text:style-name="T3">Most users should not need this feature more than once every few weeks. <text:s/>Indeed, if the user properly enters all his transactions into the app, he will never need the feature.</text:span></text:p>
      <text:p text:style-name="P2"/>
      <text:p text:style-name="P4">Open Issues</text:p>
      <text:p text:style-name="P4"><text:tab/><text:span text:style-name="T1">How, exactly, will the app differentiate between normal transactions and “reconcile balance” operations in the account history view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21:46:40.169000000</meta:creation-date>
    <dc:date>2014-01-31T22:31:06.185000000</dc:date>
    <meta:editing-duration>PT12M35S</meta:editing-duration>
    <meta:editing-cycles>1</meta:editing-cycles>
    <meta:document-statistic meta:table-count="0" meta:image-count="0" meta:object-count="0" meta:page-count="2" meta:paragraph-count="29" meta:word-count="477" meta:character-count="2836" meta:non-whitespace-character-count="2361"/>
    <meta:generator>LibreOffice/4.1.3.2$Windows_x86 LibreOffice_project/70feb7d99726f064edab4605a8ab840c50ec57a</meta:generator>
  </office:meta>
</office:document-meta>
</file>